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057876BF123CCB3BD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Wingdings" svg:font-family="Wingding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lide_20_de_20_título-notes">
      <style:graphic-properties draw:fill-color="#ffffff" fo:min-height="13.364cm"/>
    </style:style>
    <style:style style:name="pr3" style:family="presentation" style:parent-style-name="Título_20_e_20_conteúd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5" style:family="presentation" style:parent-style-name="Título_20_e_20_conteúd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1.111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.953cm" fo:margin-right="0cm" fo:margin-top="0.198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2.064cm" fo:margin-right="0cm" fo:margin-top="0.169cm" fo:margin-bottom="0cm" fo:text-align="start" fo:text-indent="-0.793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.97cm" fo:margin-right="0cm" fo:margin-top="0.099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1.905cm" fo:margin-right="0cm" fo:margin-top="0.099cm" fo:margin-bottom="0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.935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.935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.935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7" style:family="text">
      <style:text-properties fo:font-variant="normal" fo:text-transform="none" fo:color="#1f497d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404040" style:text-line-through-style="none" style:text-line-through-type="none" style:text-position="0% 100%" style:font-name="Calibri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variant="normal" fo:text-transform="none" fo:color="#00b050" style:text-line-through-style="none" style:text-line-through-type="none" style:text-position="0% 100%" style:font-name="Calibri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alibri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8" style:family="text">
      <style:text-properties fo:font-variant="normal" fo:text-transform="none" fo:color="#0070c0" style:text-line-through-style="none" style:text-line-through-type="none" style:text-position="0% 100%" style:font-name="Calibri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40404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variant="normal" fo:text-transform="none" fo:color="#40404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variant="normal" fo:text-transform="none" fo:color="#404040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40404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404040" fo:font-size="100%"/>
      </text:list-level-style-number>
      <text:list-level-style-number text:level="2" style:num-format="">
        <style:list-level-properties text:space-before="1.5cm" text:min-label-width="0.9cm"/>
        <style:text-properties fo:color="#0000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404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0000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0000ff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b05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b05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>
        <draw:frame draw:name="Título 1" presentation:style-name="pr1" draw:text-style-name="P2" draw:layer="layout" svg:width="21.995cm" svg:height="4.082cm" svg:x="1.499cm" svg:y="5.918cm" presentation:class="title" presentation:user-transformed="true">
          <draw:text-box>
            <text:p text:style-name="P1"><text:span text:style-name="T1">PYTHON – SELEÇÃO E REPETI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s 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Objetivos 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Aprender como construir e utilizar as estruturas de seleção e repetição do Pyth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ando de seleção simples em Python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099cm" svg:y="0.724cm" presentation:class="title" presentation:user-transformed="true">
          <draw:text-box>
            <text:p text:style-name="P4"><text:span text:style-name="T2">Comando de seleção simples em Python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Analisam e executam uma única vez um bloco de instruções de acordo com o valor de uma condição.</text:span></text:p>
              </text:list-item>
              <text:list-item>
                <text:p text:style-name="P8"><text:span text:style-name="T4">Podem ser SIMPLES E COMPOSTO </text:span></text:p>
              </text:list-item>
              <text:list-item>
                <text:p text:style-name="P8"><text:span text:style-name="T4">SINTAXE DO COMANDO DE SELEÇÃO SIMPLES</text:span></text:p>
              </text:list-item>
            </text:list>
            <text:p text:style-name="P9"><text:span text:style-name="T5"><text:tab/></text:span><text:span text:style-name="T6">if CONDIÇÃO:</text:span></text:p>
            <text:p text:style-name="P9"><text:span text:style-name="T6"><text:tab/></text:span><text:span text:style-name="T6"><text:tab/></text:span><text:span text:style-name="T6">COMANDOS1</text:span></text:p>
            <text:p text:style-name="P10"><text:span text:style-name="T7">Exemplo: <text:s/></text:span></text:p>
            <text:p text:style-name="P11"><text:span text:style-name="T8">if a &gt; b:</text:span></text:p>
            <text:p text:style-name="P11"><text:span text:style-name="T8"><text:s text:c="10"/></text:span><text:span text:style-name="T8">print a</text:span></text:p>
            <text:p text:style-name="P1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22.859cm" svg:height="4.479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Fazer um programa para ler um número inteiro e imprimir a palavra ÍMPAR se o número for impar</text:span></text:p>
              </text:list-item>
            </text:list>
            <text:p text:style-name="P6"><text:span text:style-name="T3"/></text:p>
          </draw:text-box>
        </draw:frame>
        <draw:custom-shape draw:name="TextBox 3" draw:style-name="gr2" draw:text-style-name="P2" xml:id="id1" draw:id="id1" draw:layer="layout" svg:width="10.858cm" svg:height="7.021cm" svg:x="6.235cm" svg:y="9.925cm">
          <text:p text:style-name="P1"><text:span text:style-name="T10">n = input('N: ')</text:span></text:p>
          <text:p text:style-name="P1"><text:span text:style-name="T10">if n % 2 == 1:</text:span></text:p>
          <text:p text:style-name="P1"><text:span text:style-name="T10"><text:s text:c="4"/></text:span><text:span text:style-name="T10">print 'IMPAR ', n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ando de seleção composto em Python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Comando de seleção composto em Python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8"><text:span text:style-name="T7">SINTAXE DO COMANDO DE SELEÇÃO COMPOSTO</text:span></text:p>
              </text:list-item>
            </text:list>
            <text:p text:style-name="P12"><text:span text:style-name="T7"><text:tab/></text:span><text:span text:style-name="T11">if CONDIÇÃO:</text:span></text:p>
            <text:p text:style-name="P12"><text:span text:style-name="T11"><text:tab/></text:span><text:span text:style-name="T11"><text:tab/></text:span><text:span text:style-name="T12">COMANDOS1</text:span></text:p>
            <text:p text:style-name="P12"><text:span text:style-name="T11"><text:tab/></text:span><text:span text:style-name="T11">else:</text:span></text:p>
            <text:p text:style-name="P12"><text:span text:style-name="T11"><text:tab/></text:span><text:span text:style-name="T11"><text:tab/></text:span><text:span text:style-name="T13">COMANDOS2</text:span></text:p>
            <text:p text:style-name="P13"><text:span text:style-name="T14">Ex: </text:span></text:p>
            <text:p text:style-name="P13"><text:span text:style-name="T14"><text:tab/></text:span><text:span text:style-name="T14"><text:tab/></text:span><text:span text:style-name="T14"><text:tab/></text:span><text:span text:style-name="T14"><text:tab/></text:span><text:span text:style-name="T15">if a &gt; b:</text:span></text:p>
            <text:p text:style-name="P13"><text:span text:style-name="T15"><text:tab/></text:span><text:span text:style-name="T15"><text:tab/></text:span><text:span text:style-name="T15"><text:tab/></text:span><text:span text:style-name="T15"><text:tab/></text:span><text:span text:style-name="T15"> <text:s text:c="9"/></text:span><text:span text:style-name="T15">print a</text:span></text:p>
            <text:p text:style-name="P13"><text:span text:style-name="T15"><text:tab/></text:span><text:span text:style-name="T15"><text:tab/></text:span><text:span text:style-name="T15"><text:tab/></text:span><text:span text:style-name="T15"><text:tab/></text:span><text:span text:style-name="T15">else:</text:span></text:p>
            <text:p text:style-name="P13"><text:span text:style-name="T15"><text:tab/></text:span><text:span text:style-name="T15"><text:tab/></text:span><text:span text:style-name="T15"><text:tab/></text:span><text:span text:style-name="T15"><text:tab/></text:span><text:span text:style-name="T15"> <text:s text:c="9"/></text:span><text:span text:style-name="T15">print b</text:span></text:p>
            <text:p text:style-name="P1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22.859cm" svg:height="2.679cm" svg:x="1.27cm" svg:y="4.445cm" presentation:class="outline" presentation:user-transformed="true">
          <draw:text-box>
            <text:list text:style-name="L3">
              <text:list-item>
                <text:p text:style-name="P14"><text:span text:style-name="T16">Fazer um programa para ler duas notas e imprimir a sua situação de acordo com os critérios da UERJ</text:span></text:p>
              </text:list-item>
            </text:list>
            <text:p text:style-name="P14"><text:span text:style-name="T16"/></text:p>
          </draw:text-box>
        </draw:frame>
        <draw:custom-shape draw:name="TextBox 3" draw:style-name="gr3" draw:text-style-name="P2" xml:id="id2" draw:id="id2" draw:layer="layout" svg:width="12.552cm" svg:height="9.395cm" svg:x="7.068cm" svg:y="8.036cm">
          <text:p text:style-name="P1"><text:span text:style-name="T17">n1 = input('Nota 1: ')</text:span></text:p>
          <text:p text:style-name="P1"><text:span text:style-name="T17">n2 = input('Nota 2: ')</text:span></text:p>
          <text:p text:style-name="P1"><text:span text:style-name="T17">media = (n1+n2)/float(2)</text:span></text:p>
          <text:p text:style-name="P1"><text:span text:style-name="T17">if media &gt;= 7:</text:span></text:p>
          <text:p text:style-name="P1"><text:span text:style-name="T17"><text:s text:c="4"/></text:span><text:span text:style-name="T17">print 'APROVADO ', media</text:span></text:p>
          <text:p text:style-name="P1"><text:span text:style-name="T17">else:</text:span></text:p>
          <text:p text:style-name="P1"><text:span text:style-name="T17"><text:s text:c="4"/></text:span><text:span text:style-name="T17">if media &gt;= 4:</text:span></text:p>
          <text:p text:style-name="P1"><text:span text:style-name="T17"><text:s text:c="8"/></text:span><text:span text:style-name="T17">print 'PROVA FINAL ', media</text:span></text:p>
          <text:p text:style-name="P1"><text:span text:style-name="T17"><text:s text:c="4"/></text:span><text:span text:style-name="T17">else:</text:span></text:p>
          <text:p text:style-name="P1"><text:span text:style-name="T17"><text:s text:c="8"/></text:span><text:span text:style-name="T17">print 'REPROVADO ', media</text:span></text:p>
          <text:p text:style-name="P1"><text:span text:style-name="T17"/></text:p>
          <text:p text:style-name="P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Exercício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Fazer um algoritmo para ler a idade de uma pessoa e imprimir sua situação de acordo com os critérios abaixo:</text:span></text:p>
              </text:list-item>
            </text:list>
            <text:list text:style-name="L13">
              <text:list-item>
                <text:list>
                  <text:list-item>
                    <text:p text:style-name="P14"><text:span text:style-name="T16">Idade &lt;= 0 ,</text:span><text:span text:style-name="T16"> ERRO</text:span></text:p>
                  </text:list-item>
                  <text:list-item>
                    <text:p text:style-name="P14"><text:span text:style-name="T16">1 &lt;= idade &lt;= 3 ,</text:span><text:span text:style-name="T16"> BEBE</text:span></text:p>
                  </text:list-item>
                  <text:list-item>
                    <text:p text:style-name="P14"><text:span text:style-name="T16">4 &lt;= idade &lt;= 11 ,</text:span><text:span text:style-name="T16"> CRIANÇA</text:span></text:p>
                  </text:list-item>
                  <text:list-item>
                    <text:p text:style-name="P14"><text:span text:style-name="T16">12 &lt;= idade &lt;= 17 ,</text:span><text:span text:style-name="T16"> TEEN</text:span></text:p>
                  </text:list-item>
                  <text:list-item>
                    <text:p text:style-name="P14"><text:span text:style-name="T16">18 &lt;= idade &lt;= 30 ,</text:span><text:span text:style-name="T16"> JOVEM</text:span></text:p>
                  </text:list-item>
                  <text:list-item>
                    <text:p text:style-name="P14"><text:span text:style-name="T16">31 &lt;= idade &lt;= 64 ,</text:span><text:span text:style-name="T16"> ADULTO</text:span></text:p>
                  </text:list-item>
                  <text:list-item>
                    <text:p text:style-name="P14"><text:span text:style-name="T16">idade &gt;= 65 ,</text:span><text:span text:style-name="T16"> SENIOR</text:span></text:p>
                  </text:list-item>
                </text:list>
              </text:list-item>
            </text:list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custom-shape draw:name="TextBox 4" draw:style-name="gr2" draw:text-style-name="P2" xml:id="id3" draw:id="id3" draw:layer="layout" svg:width="10.959cm" svg:height="15.123cm" svg:x="5.945cm" svg:y="3.324cm">
          <text:p text:style-name="P1"><text:span text:style-name="T18">idade = input('Idade: ')</text:span></text:p>
          <text:p text:style-name="P1"><text:span text:style-name="T18">if idade &lt;= 0:</text:span></text:p>
          <text:p text:style-name="P1"><text:span text:style-name="T18"><text:s text:c="4"/></text:span><text:span text:style-name="T18">print 'ERRO ', idade</text:span></text:p>
          <text:p text:style-name="P1"><text:span text:style-name="T18">else:</text:span></text:p>
          <text:p text:style-name="P1"><text:span text:style-name="T18"><text:s text:c="4"/></text:span><text:span text:style-name="T18">if idade &lt;= 3:</text:span></text:p>
          <text:p text:style-name="P1"><text:span text:style-name="T18"><text:s text:c="8"/></text:span><text:span text:style-name="T18">print 'BEBE ', idade</text:span></text:p>
          <text:p text:style-name="P1"><text:span text:style-name="T18"><text:s text:c="4"/></text:span><text:span text:style-name="T18">else:</text:span></text:p>
          <text:p text:style-name="P1"><text:span text:style-name="T18"><text:s text:c="8"/></text:span><text:span text:style-name="T18">if idade &lt;= 11:</text:span></text:p>
          <text:p text:style-name="P1"><text:span text:style-name="T18"><text:s text:c="12"/></text:span><text:span text:style-name="T18">print 'CRIANÇA ', idade</text:span></text:p>
          <text:p text:style-name="P1"><text:span text:style-name="T18"><text:s text:c="8"/></text:span><text:span text:style-name="T18">else:</text:span></text:p>
          <text:p text:style-name="P1"><text:span text:style-name="T18"><text:s text:c="12"/></text:span><text:span text:style-name="T18">if idade &lt;= 17:</text:span></text:p>
          <text:p text:style-name="P1"><text:span text:style-name="T18"><text:s text:c="16"/></text:span><text:span text:style-name="T18">print 'TEEN ', idade</text:span></text:p>
          <text:p text:style-name="P1"><text:span text:style-name="T18"><text:s text:c="12"/></text:span><text:span text:style-name="T18">else:</text:span></text:p>
          <text:p text:style-name="P1"><text:span text:style-name="T18"><text:s text:c="16"/></text:span><text:span text:style-name="T18">if idade &lt;= 30:</text:span></text:p>
          <text:p text:style-name="P1"><text:span text:style-name="T18"><text:s text:c="20"/></text:span><text:span text:style-name="T18">print 'JOVEM ', idade</text:span></text:p>
          <text:p text:style-name="P1"><text:span text:style-name="T18"><text:s text:c="16"/></text:span><text:span text:style-name="T18">else:</text:span></text:p>
          <text:p text:style-name="P1"><text:span text:style-name="T18"><text:s text:c="20"/></text:span><text:span text:style-name="T18">if idade &lt;= 64:</text:span></text:p>
          <text:p text:style-name="P1"><text:span text:style-name="T18"><text:s text:c="24"/></text:span><text:span text:style-name="T18">print 'ADULTO ', idade</text:span></text:p>
          <text:p text:style-name="P1"><text:span text:style-name="T18"><text:s text:c="20"/></text:span><text:span text:style-name="T18">else:</text:span></text:p>
          <text:p text:style-name="P1"><text:span text:style-name="T18"><text:s text:c="24"/></text:span><text:span text:style-name="T18">print 'SENIOR ', idade</text:span></text:p>
          <text:p text:style-name="P1"><text:span text:style-name="T18"/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ência de decisões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Sequência de decisões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Se houver a necessidade de uma sequência de decisões como as do algoritmo anterior podemos utilizar a estrutura composta abaixo:</text:span></text:p>
              </text:list-item>
            </text:list>
            <text:p text:style-name="P15"><text:span text:style-name="T19">if condição :</text:span></text:p>
            <text:p text:style-name="P16"><text:span text:style-name="T19">Comandos1</text:span></text:p>
            <text:p text:style-name="P15"><text:span text:style-name="T19">elif condição: </text:span></text:p>
            <text:p text:style-name="P16"><text:span text:style-name="T19">Comandos2</text:span></text:p>
            <text:p text:style-name="P15"><text:span text:style-name="T19">...</text:span></text:p>
            <text:p text:style-name="P15"><text:span text:style-name="T19">elif condição:</text:span></text:p>
            <text:p text:style-name="P16"><text:span text:style-name="T19">Comandos...</text:span></text:p>
            <text:p text:style-name="P15"><text:span text:style-name="T19">else:</text:span></text:p>
            <text:p text:style-name="P15"><text:span text:style-name="T19"><text:tab/></text:span><text:span text:style-name="T19">ComandosN</text:span></text:p>
            <text:list text:style-name="L15">
              <text:list-item>
                <text:p text:style-name="P12"><text:span text:style-name="T4">Este tipo de estrutura entra em apenas uma das opções e ignora o restante</text:span></text:p>
              </text:list-item>
            </text:list>
            <text:p text:style-name="P1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custom-shape draw:name="TextBox 4" draw:style-name="gr2" draw:text-style-name="P2" xml:id="id4" draw:id="id4" draw:layer="layout" svg:width="9.486cm" svg:height="13.803cm" svg:x="7.605cm" svg:y="3.524cm">
          <text:p text:style-name="P1"><text:span text:style-name="T20">idade = input('Idade: ')</text:span></text:p>
          <text:p text:style-name="P1"><text:span text:style-name="T20">if idade &lt;= 0:</text:span></text:p>
          <text:p text:style-name="P1"><text:span text:style-name="T20"><text:s text:c="4"/></text:span><text:span text:style-name="T20">print 'ERRO ', idade</text:span></text:p>
          <text:p text:style-name="P1"><text:span text:style-name="T20">elif idade &lt;= 3:</text:span></text:p>
          <text:p text:style-name="P1"><text:span text:style-name="T20"><text:s text:c="4"/></text:span><text:span text:style-name="T20">print 'BEBE ', idade</text:span></text:p>
          <text:p text:style-name="P1"><text:span text:style-name="T20">elif idade &lt;= 11:</text:span></text:p>
          <text:p text:style-name="P1"><text:span text:style-name="T20"><text:s text:c="4"/></text:span><text:span text:style-name="T20">print 'CRIANÇA ', idade</text:span></text:p>
          <text:p text:style-name="P1"><text:span text:style-name="T20">elif idade &lt;= 17:</text:span></text:p>
          <text:p text:style-name="P1"><text:span text:style-name="T20"><text:s text:c="4"/></text:span><text:span text:style-name="T20">print 'TEEN ', idade</text:span></text:p>
          <text:p text:style-name="P1"><text:span text:style-name="T20">elif idade &lt;= 30:</text:span></text:p>
          <text:p text:style-name="P1"><text:span text:style-name="T20"><text:s text:c="4"/></text:span><text:span text:style-name="T20">print 'JOVEM ', idade</text:span></text:p>
          <text:p text:style-name="P1"><text:span text:style-name="T20">elif idade &lt;= 64:</text:span></text:p>
          <text:p text:style-name="P1"><text:span text:style-name="T20"><text:s text:c="4"/></text:span><text:span text:style-name="T20">print 'ADULTO ', idade</text:span></text:p>
          <text:p text:style-name="P1"><text:span text:style-name="T20">else:</text:span></text:p>
          <text:p text:style-name="P1"><text:span text:style-name="T20"><text:s text:c="4"/></text:span><text:span text:style-name="T20">print 'SENIOR ', idade</text:span></text:p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22.859cm" svg:height="3.479cm" svg:x="0.899cm" svg:y="3.124cm" presentation:class="outline" presentation:user-transformed="true">
          <draw:text-box>
            <text:list text:style-name="L3">
              <text:list-item>
                <text:p text:style-name="P17"><text:span text:style-name="T21">Fazer um algoritmo para ler o peso de 8 bolas. Assumindo que todas tem o peso igual e apenas uma de peso DIFERENTE, imprimir a bola de peso DIFERENTE.</text:span></text:p>
              </text:list-item>
            </text:list>
            <text:p text:style-name="P17"><text:span text:style-name="T21"/></text:p>
          </draw:text-box>
        </draw:frame>
        <draw:custom-shape draw:name="TextBox 3" draw:style-name="gr2" draw:text-style-name="P2" xml:id="id5" draw:id="id5" draw:layer="layout" svg:width="5.947cm" svg:height="6.347cm" svg:x="3.117cm" svg:y="6.125cm">
          <text:p text:style-name="P1"><text:span text:style-name="T22">b1 = input('b1: ')</text:span></text:p>
          <text:p text:style-name="P1"><text:span text:style-name="T22">b2 = input('b2: ')</text:span></text:p>
          <text:p text:style-name="P1"><text:span text:style-name="T22">b3 = input('b3: ')</text:span></text:p>
          <text:p text:style-name="P1"><text:span text:style-name="T22">b4 = input('b4: ')</text:span></text:p>
          <text:p text:style-name="P1"><text:span text:style-name="T22">b5 = input('b5: ')</text:span></text:p>
          <text:p text:style-name="P1"><text:span text:style-name="T22">b6 = input('b6: ')</text:span></text:p>
          <text:p text:style-name="P1"><text:span text:style-name="T22">b7 = input('b7: ')</text:span></text:p>
          <text:p text:style-name="P1"><text:span text:style-name="T22">b8 = input('b8: 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2" xml:id="id6" draw:id="id6" draw:layer="layout" svg:width="7.696cm" svg:height="12.091cm" svg:x="9.56cm" svg:y="6.325cm">
          <text:p text:style-name="P1"><text:span text:style-name="T23">if b1+b2+b3 == b4+b5+b6:</text:span></text:p>
          <text:p text:style-name="P1"><text:span text:style-name="T23"><text:s text:c="4"/></text:span><text:span text:style-name="T23">if b7 != b1:</text:span></text:p>
          <text:p text:style-name="P1"><text:span text:style-name="T23"><text:s text:c="8"/></text:span><text:span text:style-name="T23">print 'b7 ', b7</text:span></text:p>
          <text:p text:style-name="P1"><text:span text:style-name="T23"><text:s text:c="4"/></text:span><text:span text:style-name="T23">else:</text:span></text:p>
          <text:p text:style-name="P1"><text:span text:style-name="T23"><text:s text:c="8"/></text:span><text:span text:style-name="T23">print 'b8 ', b8</text:span></text:p>
          <text:p text:style-name="P1"><text:span text:style-name="T23">elif b1+b2 == b3+b4:</text:span></text:p>
          <text:p text:style-name="P1"><text:span text:style-name="T23"><text:s text:c="4"/></text:span><text:span text:style-name="T23">if b5 != b1:</text:span></text:p>
          <text:p text:style-name="P1"><text:span text:style-name="T23"><text:s text:c="8"/></text:span><text:span text:style-name="T23">print 'b5 ', b5</text:span></text:p>
          <text:p text:style-name="P1"><text:span text:style-name="T23"><text:s text:c="4"/></text:span><text:span text:style-name="T23">else:</text:span></text:p>
          <text:p text:style-name="P1"><text:span text:style-name="T23"><text:s text:c="8"/></text:span><text:span text:style-name="T23">print 'b6 ', b6</text:span></text:p>
          <text:p text:style-name="P1"><text:span text:style-name="T23">elif b1 == b2:</text:span></text:p>
          <text:p text:style-name="P1"><text:span text:style-name="T23"><text:s text:c="4"/></text:span><text:span text:style-name="T23">if b3 != b1:</text:span></text:p>
          <text:p text:style-name="P1"><text:span text:style-name="T23"><text:s text:c="8"/></text:span><text:span text:style-name="T23">print 'b3 ', b3</text:span></text:p>
          <text:p text:style-name="P1"><text:span text:style-name="T23"><text:s text:c="4"/></text:span><text:span text:style-name="T23">else:</text:span></text:p>
          <text:p text:style-name="P1"><text:span text:style-name="T23"><text:s text:c="8"/></text:span><text:span text:style-name="T23">print 'b4 ', b4</text:span></text:p>
          <text:p text:style-name="P1"><text:span text:style-name="T23">else:</text:span></text:p>
          <text:p text:style-name="P1"><text:span text:style-name="T23"><text:s text:c="4"/></text:span><text:span text:style-name="T23">if b1 != b8:</text:span></text:p>
          <text:p text:style-name="P1"><text:span text:style-name="T23"><text:s text:c="8"/></text:span><text:span text:style-name="T23">print 'b1 ', b1</text:span></text:p>
          <text:p text:style-name="P1"><text:span text:style-name="T23"><text:s text:c="4"/></text:span><text:span text:style-name="T23">else:</text:span></text:p>
          <text:p text:style-name="P1"><text:span text:style-name="T23"><text:s text:c="8"/></text:span><text:span text:style-name="T23">print 'b2 ', 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tura de repetição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Estrutura de repetição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São usadas para repetir um conjunto de instruções</text:span></text:p>
              </text:list-item>
              <text:list-item>
                <text:p text:style-name="P8"><text:span text:style-name="T9">O principal comando de repetição do PYTHON é o COMANDO while</text:span></text:p>
              </text:list-item>
            </text:list>
            <text:list text:style-name="L13">
              <text:list-item>
                <text:list>
                  <text:list-item>
                    <text:p text:style-name="P14"><text:span text:style-name="T16">Repete um conjunto de instruções enquanto uma condição for verdadeira</text:span></text:p>
                  </text:list-item>
                  <text:list-item>
                    <text:p text:style-name="P14"><text:span text:style-name="T16">A condição é testada antes de executar os comandos</text:span></text:p>
                  </text:list-item>
                  <text:list-item>
                    <text:p text:style-name="P14"><text:span text:style-name="T16">É responsabilidade do programador garantir que a condição irá se tornar falsa durante a execução da repetição</text:span></text:p>
                  </text:list-item>
                </text:list>
              </text:list-item>
            </text:list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ile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while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SINTAXE:</text:span></text:p>
              </text:list-item>
            </text:list>
            <text:p text:style-name="P18"><text:span text:style-name="T3"><text:tab/></text:span><text:span text:style-name="T24">while</text:span><text:span text:style-name="T10"> </text:span><text:span text:style-name="T25">CONDIÇÃO</text:span><text:span text:style-name="T10">:</text:span></text:p>
            <text:p text:style-name="P19"><text:span text:style-name="T26"><text:tab/></text:span><text:span text:style-name="T26"><text:tab/></text:span><text:span text:style-name="T27">COMANDOS</text:span></text:p>
            <text:p text:style-name="P18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629cm" svg:height="12.571cm" svg:x="0.899cm" svg:y="2.924cm" presentation:class="outline" presentation:user-transformed="true">
          <draw:text-box>
            <text:list text:style-name="L3">
              <text:list-item>
                <text:p text:style-name="P14"><text:span text:style-name="T16">Fazer um programa em PYTHON para ler o nome, sexo e duas notas dos alunos de uma turma até que seja digitado o nome FIM. Imprimir a média pessoal APENAS das alunas. Imprimir também a média aritmética dos homens.</text:span></text:p>
              </text:list-item>
            </text:list>
            <text:p text:style-name="P14"><text:span text:style-name="T16"/></text:p>
          </draw:text-box>
        </draw:frame>
        <draw:custom-shape draw:name="TextBox 3" draw:style-name="gr2" draw:text-style-name="P2" xml:id="id7" draw:id="id7" draw:layer="layout" svg:width="14.782cm" svg:height="13.803cm" svg:x="10.597cm" svg:y="2.924cm">
          <text:p text:style-name="P1"><text:span text:style-name="T28">cont = 0</text:span></text:p>
          <text:p text:style-name="P1"><text:span text:style-name="T28">soma = 0</text:span></text:p>
          <text:p text:style-name="P1"><text:span text:style-name="T28">nome = raw_input('nome: ')</text:span></text:p>
          <text:p text:style-name="P1"><text:span text:style-name="T28">while nome != 'fim':</text:span></text:p>
          <text:p text:style-name="P1"><text:span text:style-name="T28"><text:s text:c="4"/></text:span><text:span text:style-name="T28">sexo = raw_input('sexo: ')</text:span></text:p>
          <text:p text:style-name="P1"><text:span text:style-name="T28"><text:s text:c="4"/></text:span><text:span text:style-name="T28">n1 = input('n1: ')</text:span></text:p>
          <text:p text:style-name="P1"><text:span text:style-name="T28"><text:s text:c="4"/></text:span><text:span text:style-name="T28">n2 = input('n2: ')</text:span></text:p>
          <text:p text:style-name="P1"><text:span text:style-name="T28"><text:s text:c="4"/></text:span><text:span text:style-name="T28">mediaPessoal = (n1+n2)/float(2)</text:span></text:p>
          <text:p text:style-name="P1"><text:span text:style-name="T28"><text:s text:c="4"/></text:span><text:span text:style-name="T28">if sexo == 'f':</text:span></text:p>
          <text:p text:style-name="P1"><text:span text:style-name="T28"><text:s text:c="8"/></text:span><text:span text:style-name="T28">print 'media f:', mediaPessoal</text:span></text:p>
          <text:p text:style-name="P1"><text:span text:style-name="T28"><text:s text:c="4"/></text:span><text:span text:style-name="T28">else:</text:span></text:p>
          <text:p text:style-name="P1"><text:span text:style-name="T28"><text:s text:c="8"/></text:span><text:span text:style-name="T28">cont += 1</text:span></text:p>
          <text:p text:style-name="P1"><text:span text:style-name="T28"><text:s text:c="8"/></text:span><text:span text:style-name="T28">soma = soma + mediaPessoal</text:span></text:p>
          <text:p text:style-name="P1"><text:span text:style-name="T28"><text:s text:c="4"/></text:span><text:span text:style-name="T28">nome = raw_input('nome: ')</text:span></text:p>
          <text:p text:style-name="P1"><text:span text:style-name="T28"/></text:p>
          <text:p text:style-name="P1"><text:span text:style-name="T28">print 'media homens: ', soma/float(co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22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Faça um programa que mostre os números ENTRE 100 e 200 que divididos por 7 dão resto 4 </text:span></text:p>
              </text:list-item>
            </text:list>
            <text:p text:style-name="P8"><text:span text:style-name="T9"/></text:p>
          </draw:text-box>
        </draw:frame>
        <draw:custom-shape draw:name="TextBox 3" draw:style-name="gr2" draw:text-style-name="P2" xml:id="id8" draw:id="id8" draw:layer="layout" svg:width="13.14cm" svg:height="10.919cm" svg:x="11.533cm" svg:y="4.324cm">
          <text:p text:style-name="P1"><text:span text:style-name="T29">num = 101</text:span></text:p>
          <text:p text:style-name="P1"><text:span text:style-name="T29">while num &lt; 200:</text:span></text:p>
          <text:p text:style-name="P1"><text:span text:style-name="T29"><text:s text:c="4"/></text:span><text:span text:style-name="T29">if num % 7 == 4:</text:span></text:p>
          <text:p text:style-name="P1"><text:span text:style-name="T29"><text:s text:c="8"/></text:span><text:span text:style-name="T29">print ' ', num</text:span></text:p>
          <text:p text:style-name="P1"><text:span text:style-name="T29"><text:s text:c="4"/></text:span><text:span text:style-name="T29">num += 1</text:span></text:p>
          <text:p text:style-name="P1"><text:span text:style-name="T29"/></text:p>
          <text:p text:style-name="P1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ando for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Comando </text:span><text:span text:style-name="T30">for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Quando queremos percorrer os ITENS ou ELEMENTOS de uma lista OU quando sabemos a quantidade de repetições a ser executada podemos utilizar o for </text:span></text:p>
              </text:list-item>
            </text:list>
            <text:p text:style-name="P10"><text:span text:style-name="T9">SINTAXE:</text:span></text:p>
            <text:p text:style-name="P20"><text:span text:style-name="T31">for </text:span><text:span text:style-name="T32">variavel</text:span><text:span text:style-name="T31"> in </text:span><text:span text:style-name="T32">objeto_sequencial</text:span><text:span text:style-name="T31">:</text:span></text:p>
            <text:p text:style-name="P20"><text:span text:style-name="T31"><text:tab/></text:span><text:span text:style-name="T33">Comando1</text:span></text:p>
            <text:p text:style-name="P20"><text:span text:style-name="T33"><text:tab/></text:span><text:span text:style-name="T33">...</text:span><text:span text:style-name="T33"><text:tab/></text:span><text:span text:style-name="T33"><text:tab/></text:span></text:p>
            <text:p text:style-name="P20"><text:span text:style-name="T33"><text:tab/></text:span><text:span text:style-name="T33">Comando n</text:span></text:p>
            <text:p text:style-name="P1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 utilizando range()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30">for</text:span><text:span text:style-name="T2"> utilizando </text:span><text:span text:style-name="T30">range()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9">O comando </text:span><text:span text:style-name="T34">range</text:span><text:span text:style-name="T9"> gera uma lista sequencial de elementos com início, fim e uma razão</text:span></text:p>
              </text:list-item>
              <text:list-item>
                <text:p text:style-name="P6"><text:span text:style-name="T9">SINTAXE:</text:span></text:p>
              </text:list-item>
            </text:list>
            <text:p text:style-name="P21"><text:span text:style-name="T35">range</text:span><text:span text:style-name="T36">(</text:span><text:span text:style-name="T37">inicio</text:span><text:span text:style-name="T36">,</text:span><text:span text:style-name="T37"> </text:span><text:span text:style-name="T38">fim</text:span><text:span text:style-name="T36">,</text:span><text:span text:style-name="T37"> </text:span><text:span text:style-name="T36">passo)</text:span></text:p>
            <text:list text:style-name="L19">
              <text:list-item>
                <text:p text:style-name="P18"><text:span text:style-name="T9">É importante ressaltar que o intervalo é </text:span><text:span text:style-name="T39">FECHADO NO INÍCIO </text:span><text:span text:style-name="T9">e </text:span><text:span text:style-name="T40">ABERTO NO FIM</text:span></text:p>
              </text:list-item>
              <text:list-item>
                <text:p text:style-name="P18"><text:span text:style-name="T9">O passo é opcional</text:span></text:p>
              </text:list-item>
            </text:list>
            <text:list text:style-name="L13">
              <text:list-item>
                <text:list>
                  <text:list-item>
                    <text:p text:style-name="P12"><text:span text:style-name="T4">Caso não seja colocado a sequencia irá de 1 em 1</text:span></text:p>
                  </text:list-item>
                </text:list>
              </text:list-item>
            </text:list>
            <text:p text:style-name="P18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ge() - exemplos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30">range() - </text:span><text:span text:style-name="T2">exemplos</text:span></text:p>
          </draw:text-box>
        </draw:frame>
        <draw:frame draw:name="Espaço Reservado para Conteúdo 2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4"><text:span text:style-name="T16">Exemplos:</text:span></text:p>
              </text:list-item>
            </text:list>
            <text:p text:style-name="P22"><text:span text:style-name="T21"/></text:p>
            <text:p text:style-name="P22"><text:span text:style-name="T21">&gt;&gt;&gt; range(1, 5)</text:span></text:p>
            <text:p text:style-name="P22"><text:span text:style-name="T41">[1, 2, 3, 4]</text:span></text:p>
            <text:p text:style-name="P22"><text:span text:style-name="T21"/></text:p>
            <text:p text:style-name="P22"><text:span text:style-name="T21">&gt;&gt;&gt; range(1,1)</text:span></text:p>
            <text:p text:style-name="P22"><text:span text:style-name="T41">[]</text:span></text:p>
            <text:p text:style-name="P22"><text:span text:style-name="T21"/></text:p>
            <text:p text:style-name="P22"><text:span text:style-name="T21">&gt;&gt;&gt; range(10, 20, 2)</text:span></text:p>
            <text:p text:style-name="P22"><text:span text:style-name="T41">[10, 12, 14, 16, 18]</text:span></text:p>
            <text:p text:style-name="P23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22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Faça um programa para somar os números pares entre 1000 e 2000, inclusive. </text:span></text:p>
              </text:list-item>
            </text:list>
            <text:p text:style-name="P8"><text:span text:style-name="T9"/></text:p>
          </draw:text-box>
        </draw:frame>
        <draw:custom-shape draw:name="TextBox 3" draw:style-name="gr2" draw:text-style-name="P2" xml:id="id9" draw:id="id9" draw:layer="layout" svg:width="14.359cm" svg:height="6.681cm" svg:x="10.846cm" svg:y="4.724cm">
          <text:p text:style-name="P1"><text:span text:style-name="T42">soma = 0</text:span></text:p>
          <text:p text:style-name="P1"><text:span text:style-name="T42">for i in range(1000, 2001, 2):</text:span></text:p>
          <text:p text:style-name="P1"><text:span text:style-name="T42"><text:s text:c="4"/></text:span><text:span text:style-name="T42">soma += i</text:span></text:p>
          <text:p text:style-name="P1"><text:span text:style-name="T42">print 'soma:', soma</text:span></text:p>
          <text:p text:style-name="P1"><text:span text:style-name="T43"/></text:p>
          <text:p text:style-name="P1"><text:span text:style-name="T4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" draw:style-name="dp1" draw:master-page-name="Título_20_e_20_conteúdo" presentation:presentation-page-layout-name="AL1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7" draw:layer="layout" svg:width="9.62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9">Faça um programa para somar o FATORIAL dos 5 primeiros números</text:span></text:p>
              </text:list-item>
            </text:list>
            <text:p text:style-name="P8"><text:span text:style-name="T9"/></text:p>
          </draw:text-box>
        </draw:frame>
        <draw:custom-shape draw:name="TextBox 3" draw:style-name="gr3" draw:text-style-name="P2" xml:id="id10" draw:id="id10" draw:layer="layout" svg:width="11.4cm" svg:height="10.069cm" svg:x="11.9cm" svg:y="4.324cm">
          <text:p text:style-name="P1"><text:span text:style-name="T44">soma = 0</text:span></text:p>
          <text:p text:style-name="P1"><text:span text:style-name="T44">for i in range(1,6):</text:span></text:p>
          <text:p text:style-name="P1"><text:span text:style-name="T44"><text:s text:c="4"/></text:span><text:span text:style-name="T44">fat = 1</text:span></text:p>
          <text:p text:style-name="P1"><text:span text:style-name="T44"><text:s text:c="4"/></text:span><text:span text:style-name="T44">for j in range(1, i+1):</text:span></text:p>
          <text:p text:style-name="P1"><text:span text:style-name="T44"><text:s text:c="8"/></text:span><text:span text:style-name="T44">fat = fat*j</text:span></text:p>
          <text:p text:style-name="P1"><text:span text:style-name="T44"><text:s text:c="4"/></text:span><text:span text:style-name="T44">print 'fat: ', fat</text:span></text:p>
          <text:p text:style-name="P1"><text:span text:style-name="T44"><text:s text:c="4"/></text:span><text:span text:style-name="T44">soma += fat</text:span></text:p>
          <text:p text:style-name="P1"><text:span text:style-name="T44">print 'soma:', soma</text:span></text:p>
          <text:p text:style-name="P1"><text:span text:style-name="T43"/></text:p>
          <text:p text:style-name="P1"><text:span text:style-name="T4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Wingdings" svg:font-family="Wingding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2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ítulo_20_e_20_conteúd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5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  <style:text-properties fo:font-size="32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custom-shape draw:name="Espaço Reservado para Rodapé 4" draw:style-name="Mgr3" draw:text-style-name="MP6" draw:layer="backgroundobjects" svg:width="16.022cm" svg:height="1.013cm" svg:x="0cm" svg:y="18.036cm">
        <text:p text:style-name="MP5"><text:span text:style-name="MT1">Introdução ao Processamento de Dad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7" draw:style-name="Mgr4" draw:text-style-name="MP7" draw:layer="backgroundobjects" svg:width="6.9cm" svg:height="1.744cm" svg:x="18.4cm" svg:y="17.126cm">
        <draw:image xlink:href="Pictures/100002010000015800000057876BF123CCB3BD18.png" xlink:type="simple" xlink:show="embed" xlink:actuate="onLoad">
          <text:p/>
        </draw:image>
      </draw:frame>
      <draw:frame presentation:style-name="Slide_20_de_20_título-title" draw:layer="backgroundobjects" svg:width="22.859cm" svg:height="3.18cm" svg:x="1.27cm" svg:y="0.76cm" presentation:class="title" presentation:placeholder="true">
        <draw:text-box/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Espaço Reservado para Rodapé 4" draw:style-name="Mgr3" draw:text-style-name="MP6" draw:layer="backgroundobjects" svg:width="16.022cm" svg:height="1.013cm" svg:x="0cm" svg:y="18.036cm">
        <text:p text:style-name="MP5"><text:span text:style-name="MT1">Introdução ao Processamento de Dad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7" draw:style-name="Mgr4" draw:text-style-name="MP7" draw:layer="backgroundobjects" svg:width="6.9cm" svg:height="1.744cm" svg:x="18.4cm" svg:y="17.126cm">
        <draw:image xlink:href="Pictures/100002010000015800000057876BF123CCB3BD18.png" xlink:type="simple" xlink:show="embed" xlink:actuate="onLoad">
          <text:p/>
        </draw:image>
      </draw:frame>
      <draw:frame draw:name="Título 1" presentation:style-name="Mpr3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2">Clique para editar o estilo do título mestre</text:span></text:p>
        </draw:text-box>
      </draw:frame>
      <draw:frame draw:name="Espaço Reservado para Conteúdo 2" presentation:style-name="Mpr4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" draw:text-style-name="MP17" draw:layer="backgroundobjects" svg:width="5.926cm" svg:height="1.013cm" svg:x="1.27cm" svg:y="17.657cm" presentation:class="date-time" presentation:user-transformed="true">
        <draw:text-box>
          <text:p text:style-name="MP16"><text:span text:style-name="MT7"><text:date style:data-style-name="D1" text:date-value="2016-09-16">16/09/16</text:date></text:span></text:p>
        </draw:text-box>
      </draw:frame>
      <draw:frame draw:name="Espaço Reservado para Rodapé 4" presentation:style-name="Mpr5" draw:text-style-name="MP17" draw:layer="backgroundobjects" svg:width="16.022cm" svg:height="1.013cm" svg:x="0.699cm" svg:y="17.657cm" presentation:class="footer" presentation:user-transformed="true">
        <draw:text-box>
          <text:p/>
        </draw:text-box>
      </draw:frame>
      <draw:frame draw:name="Espaço Reservado para Número de Slide 5" presentation:style-name="Mpr5" draw:text-style-name="MP17" draw:layer="backgroundobjects" svg:width="5.926cm" svg:height="1.013cm" svg:x="5.299cm" svg:y="11.525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PD</dc:title>
    <meta:initial-creator>Sergio Kostin</meta:initial-creator>
    <meta:editing-cycles>19</meta:editing-cycles>
    <meta:creation-date>2016-09-07T19:40:02</meta:creation-date>
    <dc:date>2016-09-16T12:19:12.278828902</dc:date>
    <meta:editing-duration>PT2H15M44S</meta:editing-duration>
    <meta:generator>LibreOffice/5.1.4.2$Linux_X86_64 LibreOffice_project/10m0$Build-2</meta:generator>
    <meta:document-statistic meta:object-count="12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